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itle</text:h>
      <text:p text:style-name="Text_20_body"><text:span text:style-name="Strong_20_Emphasis">Blockchain in Land and Property Registration in Bangladesh: Legal Implications and Implementation Strategies</text:span></text:p>
      <text:h text:style-name="Heading_20_3" text:outline-level="3">Abstract</text:h>
      <text:p text:style-name="Text_20_body">The integration of blockchain technology into land and property registration systems has garnered significant attention globally for its potential to enhance transparency, security, and efficiency. This research paper explores the feasibility of adopting blockchain for land and property transactions in Bangladesh. It delves into the current challenges within the existing system, such as fraud, bureaucratic delays, and lack of transparency, and evaluates how blockchain could mitigate these issues. Legal considerations are thoroughly analyzed, referencing relevant Bangladeshi laws and international precedents. By examining case studies from countries that have piloted or implemented blockchain in land registries, the paper outlines a roadmap for Bangladesh, proposing practical steps and legal reforms necessary for successful implementation.</text:p>
      <text:h text:style-name="Heading_20_3" text:outline-level="3">Outline</text:h>
      <text:list text:style-name="L1">
        <text:list-item>
          <text:p text:style-name="P1"><text:span text:style-name="Strong_20_Emphasis">Introduction</text:span></text:p>
          <text:list>
            <text:list-item>
              <text:p text:style-name="P2">Background and context</text:p>
            </text:list-item>
            <text:list-item>
              <text:p text:style-name="P2">Importance of secure land and property registration</text:p>
            </text:list-item>
            <text:list-item>
              <text:p text:style-name="P2">Overview of blockchain technology</text:p>
            </text:list-item>
            <text:list-item>
              <text:p text:style-name="P2">Purpose and scope of the research</text:p>
            </text:list-item>
          </text:list>
        </text:list-item>
        <text:list-item>
          <text:p text:style-name="P1"><text:span text:style-name="Strong_20_Emphasis">Current State of Land and Property Registration in Bangladesh</text:span></text:p>
          <text:list>
            <text:list-item>
              <text:p text:style-name="P2">Description of the existing system</text:p>
            </text:list-item>
            <text:list-item>
              <text:p text:style-name="P2">Challenges and inefficiencies</text:p>
            </text:list-item>
            <text:list-item>
              <text:p text:style-name="P2">Case studies of fraudulent activities and bureaucratic hurdles</text:p>
            </text:list-item>
          </text:list>
        </text:list-item>
        <text:list-item>
          <text:p text:style-name="P1"><text:span text:style-name="Strong_20_Emphasis">Blockchain Technology Overview</text:span></text:p>
          <text:list>
            <text:list-item>
              <text:p text:style-name="P2">Fundamentals of blockchain</text:p>
            </text:list-item>
            <text:list-item>
              <text:p text:style-name="P2">Blockchain features relevant to land registration (immutability, transparency, decentralization)</text:p>
            </text:list-item>
            <text:list-item>
              <text:p text:style-name="P2">Comparison with traditional database systems</text:p>
            </text:list-item>
          </text:list>
        </text:list-item>
        <text:list-item>
          <text:p text:style-name="P1"><text:span text:style-name="Strong_20_Emphasis">Potential Benefits of Blockchain in Land Registration</text:span></text:p>
          <text:list>
            <text:list-item>
              <text:p text:style-name="P2">Enhanced security and fraud prevention</text:p>
            </text:list-item>
            <text:list-item>
              <text:p text:style-name="P2">Increased transparency and trust</text:p>
            </text:list-item>
            <text:list-item>
              <text:p text:style-name="P2">Reduced administrative costs and delays</text:p>
            </text:list-item>
            <text:list-item>
              <text:p text:style-name="P2">Case studies from other countries (e.g., Sweden, Georgia)</text:p>
            </text:list-item>
          </text:list>
        </text:list-item>
        <text:list-item>
          <text:p text:style-name="P1"><text:span text:style-name="Strong_20_Emphasis">Legal Considerations and Framework</text:span></text:p>
          <text:list>
            <text:list-item>
              <text:p text:style-name="P2">Analysis of current Bangladeshi land laws</text:p>
            </text:list-item>
            <text:list-item>
              <text:p text:style-name="P2">Legal barriers and challenges to blockchain implementation</text:p>
            </text:list-item>
            <text:list-item>
              <text:p text:style-name="P2">Required legal reforms and policy recommendations</text:p>
            </text:list-item>
            <text:list-item>
              <text:p text:style-name="P2"><text:soft-page-break/>Citation of relevant Bangladeshi laws and regulations</text:p>
            </text:list-item>
          </text:list>
        </text:list-item>
        <text:list-item>
          <text:p text:style-name="P1"><text:span text:style-name="Strong_20_Emphasis">Implementation Strategy for Bangladesh</text:span></text:p>
          <text:list>
            <text:list-item>
              <text:p text:style-name="P2">Technological infrastructure requirements</text:p>
            </text:list-item>
            <text:list-item>
              <text:p text:style-name="P2">Steps for pilot projects and phased implementation</text:p>
            </text:list-item>
            <text:list-item>
              <text:p text:style-name="P2">Stakeholder involvement (government, private sector, public)</text:p>
            </text:list-item>
            <text:list-item>
              <text:p text:style-name="P2">Training and capacity building</text:p>
            </text:list-item>
          </text:list>
        </text:list-item>
        <text:list-item>
          <text:p text:style-name="P1"><text:span text:style-name="Strong_20_Emphasis">Case Studies and Lessons Learned</text:span></text:p>
          <text:list>
            <text:list-item>
              <text:p text:style-name="P2">Examination of countries that have implemented blockchain in land registries</text:p>
            </text:list-item>
            <text:list-item>
              <text:p text:style-name="P2">Successes and challenges faced</text:p>
            </text:list-item>
            <text:list-item>
              <text:p text:style-name="P2">Applicability of these lessons to Bangladesh</text:p>
            </text:list-item>
          </text:list>
        </text:list-item>
        <text:list-item>
          <text:p text:style-name="P1"><text:span text:style-name="Strong_20_Emphasis">Conclusion and Recommendations</text:span></text:p>
          <text:list>
            <text:list-item>
              <text:p text:style-name="P2">Summary of findings</text:p>
            </text:list-item>
            <text:list-item>
              <text:p text:style-name="P2">Long-term vision for blockchain in land registration in Bangladesh</text:p>
            </text:list-item>
            <text:list-item>
              <text:p text:style-name="P2">Policy and practical recommendations for stakeholders</text:p>
            </text:list-item>
            <text:list-item>
              <text:p text:style-name="P1">Future research directions</text:p>
            </text:list-item>
          </text:list>
        </text:list-item>
      </text:list>
      <text:h text:style-name="Heading_20_3" text:outline-level="3">Citations</text:h>
      <text:list text:style-name="L2">
        <text:list-item>
          <text:p text:style-name="P4"><text:span text:style-name="Strong_20_Emphasis">Bangladesh Land Laws</text:span>: Reference to the Land Reform Ordinance, 1984, and the Registration Act, 1908.</text:p>
        </text:list-item>
        <text:list-item>
          <text:p text:style-name="P4"><text:span text:style-name="Strong_20_Emphasis">Academic Journals</text:span>: Articles from the <text:span text:style-name="Emphasis">Bangladesh Journal of Law</text:span> and other relevant legal and technological journals.</text:p>
        </text:list-item>
        <text:list-item>
          <text:p text:style-name="P3"><text:span text:style-name="Strong_20_Emphasis">Case Studies</text:span>: Analysis of blockchain implementation in Sweden and Georgia, sourced from international journals and reports.</text:p>
        </text:list-item>
      </text:list>
      <text:h text:style-name="Heading_20_3" text:outline-level="3">Example Citations</text:h>
      <text:list text:style-name="L3">
        <text:list-item>
          <text:p text:style-name="P6">Land Reform Ordinance, 1984, Government of Bangladesh.</text:p>
        </text:list-item>
        <text:list-item>
          <text:p text:style-name="P6">"The Potential of Blockchain Technology in Land Registration Systems," <text:span text:style-name="Emphasis">Bangladesh Journal of Law</text:span>, 2020.</text:p>
        </text:list-item>
        <text:list-item>
          <text:p text:style-name="P5">"Blockchain and Land Title Systems: A Case Study of Georgia," <text:span text:style-name="Emphasis">Journal of International Affairs</text:span>, 2018.</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07T12:29:40.470000000</meta:creation-date>
    <dc:date>2024-06-07T12:29:44.970000000</dc:date>
    <meta:editing-duration>PT6S</meta:editing-duration>
    <meta:editing-cycles>1</meta:editing-cycles>
    <meta:generator>LibreOffice/24.2.3.2$Windows_X86_64 LibreOffice_project/433d9c2ded56988e8a90e6b2e771ee4e6a5ab2ba</meta:generator>
    <meta:document-statistic meta:table-count="0" meta:image-count="0" meta:object-count="0" meta:page-count="2" meta:paragraph-count="50" meta:word-count="455" meta:character-count="3235" meta:non-whitespace-character-count="2873"/>
  </office:meta>
</office:document-meta>
</file>